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9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5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Movie</text:p>
          </table:table-cell>
          <table:table-cell table:style-name="ce2" office:value-type="string" calcext:value-type="string">
            <text:p>TV Shows</text:p>
          </table:table-cell>
          <table:table-cell table:style-name="ce2" office:value-type="string" calcext:value-type="string">
            <text:p>TV Episodes</text:p>
          </table:table-cell>
          <table:table-cell table:style-name="ce2" office:value-type="string" calcext:value-type="string">
            <text:p>Audio Artist</text:p>
          </table:table-cell>
          <table:table-cell table:style-name="ce2" office:value-type="string" calcext:value-type="string">
            <text:p>Audio Album</text:p>
          </table:table-cell>
          <table:table-cell table:style-name="ce2" office:value-type="string" calcext:value-type="string">
            <text:p>Audio Track</text:p>
          </table:table-cell>
          <table:table-cell table:style-name="ce2" office:value-type="string" calcext:value-type="string">
            <text:p>Photos</text:p>
          </table:table-cell>
          <table:table-cell table:style-name="ce2" office:value-type="string" calcext:value-type="string">
            <text:p>Playlist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dded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Artist Poster url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Poster url</text:p>
          </table:table-cell>
          <table:table-cell table:number-columns-repeated="3"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Title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Year</text:p>
          </table:table-cell>
          <table:table-cell table:number-columns-repeated="3"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 url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Art url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Poster url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ence Rating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Gain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Peak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Range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udio Channel Lay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isplay Tit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nd Ram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xtended Display Tit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gai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oudnes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ea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ampling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tart Ram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lbum No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rtist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No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Cou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Sour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lectio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ent Rating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/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Accuracy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TZOffse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cto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s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behindthescene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deleted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featurett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intervie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OrSampl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hor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traile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ID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Link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ar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op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t Viewed a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bel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ked Fields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udness Analysis Ver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perture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Exposure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so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ake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odel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Frame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Resolu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aData Language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aDB Link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od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iginal Title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Accessib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uration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eep Analysis Ver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Exis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Combin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Pa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has Thumbnai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ndex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ptimized for Stream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rientatio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 as Byt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Art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Name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Poster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Art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Name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Poster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er url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ing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lease Date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les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ies Tit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ila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rt title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udi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c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Header Compres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gl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I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Link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ck Counts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VDB ID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dated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 Rat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Anamorphi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aba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hroma Sub Sampl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Primar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Ran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Spa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Tr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as Scaling Matr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ev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f Fram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can 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tream Identifi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 Coun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/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ed Tracks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/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rite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I18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21:05:02.444802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00:38:38.983047102</meta:creation-date>
    <dc:date>2021-03-21T22:43:53.246683582</dc:date>
    <meta:editing-duration>PT5H18M37S</meta:editing-duration>
    <meta:editing-cycles>134</meta:editing-cycles>
    <meta:generator>LibreOffice/6.4.5.2$Linux_X86_64 LibreOffice_project/40$Build-2</meta:generator>
    <meta:document-statistic meta:table-count="1" meta:cell-count="1481" meta:object-count="0"/>
  </office:meta>
</office:document-meta>
</file>